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482cm" fo:margin-left="-0.363cm" fo:margin-top="0cm" fo:margin-bottom="0cm" table:align="left" style:writing-mode="lr-tb"/>
    </style:style>
    <style:style style:name="Table2.A" style:family="table-column">
      <style:table-column-properties style:column-width="0.854cm"/>
    </style:style>
    <style:style style:name="Table2.B" style:family="table-column">
      <style:table-column-properties style:column-width="6.886cm"/>
    </style:style>
    <style:style style:name="Table2.C" style:family="table-column">
      <style:table-column-properties style:column-width="2.503cm"/>
    </style:style>
    <style:style style:name="Table2.D" style:family="table-column">
      <style:table-column-properties style:column-width="6.23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break-before="auto" fo:break-after="auto"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08ba66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ba66"/>
    </style:style>
    <style:style style:name="P18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normal">
      <style:paragraph-properties fo:margin-left="9.001cm" fo:margin-right="0cm" fo:text-align="end" style:justify-single-word="false" fo:text-indent="0cm" style:auto-text-indent="false"/>
    </style:style>
    <style:style style:name="P20" style:family="paragraph" style:parent-style-name="normal">
      <style:paragraph-properties fo:margin-left="3.022cm" fo:margin-right="0cm" fo:text-indent="0cm" style:auto-text-indent="false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/>
    </style:style>
    <style:style style:name="P23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style:font-weight-asian="bold"/>
    </style:style>
    <style:style style:name="P24" style:family="paragraph" style:parent-style-name="normal">
      <style:text-properties fo:color="#000000" loext:opacity="100%"/>
    </style:style>
    <style:style style:name="P25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fo:break-before="page" fo:background-color="transparent" fo:padding="0cm" fo:border="none" style:shadow="none" fo:keep-with-next="auto" style:join-border="false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6d902" officeooo:paragraph-rsid="0016d902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28" style:family="paragraph" style:parent-style-name="Heading_20_1" style:list-style-name="WWNum2">
      <style:paragraph-properties fo:margin-left="0.762cm" fo:margin-right="0cm" fo:text-indent="-0.762cm" style:auto-text-indent="false"/>
    </style:style>
    <style:style style:name="P29" style:family="paragraph" style:parent-style-name="Heading_20_1" style:list-style-name="WWNum2">
      <style:paragraph-properties fo:margin-left="0cm" fo:margin-right="0cm" fo:text-indent="0cm" style:auto-text-indent="false"/>
    </style:style>
    <style:style style:name="P30" style:family="paragraph" style:parent-style-name="Heading_20_2" style:list-style-name="WWNum2">
      <style:paragraph-properties fo:margin-left="0cm" fo:margin-right="0cm" fo:text-indent="1.251cm" style:auto-text-indent="false"/>
      <style:text-properties fo:font-weight="normal" style:font-weight-asian="normal"/>
    </style:style>
    <style:style style:name="P31" style:family="paragraph" style:parent-style-name="Heading_20_2" style:list-style-name="WWNum2">
      <style:paragraph-properties fo:margin-left="0cm" fo:margin-right="0cm" fo:text-indent="1.235cm" style:auto-text-indent="false" fo:keep-with-next="auto"/>
      <style:text-properties fo:font-weight="normal" style:font-weight-asian="normal"/>
    </style:style>
    <style:style style:name="P32" style:family="paragraph" style:parent-style-name="Heading_20_3" style:list-style-name="WWNum2">
      <style:paragraph-properties fo:margin-left="0cm" fo:margin-right="0cm" fo:text-indent="1.251cm" style:auto-text-indent="false"/>
      <style:text-properties fo:font-style="normal" style:font-style-asian="normal"/>
    </style:style>
    <style:style style:name="P33" style:family="paragraph" style:parent-style-name="Heading_20_3" style:list-style-name="WWNum2">
      <style:paragraph-properties fo:margin-left="2.501cm" fo:margin-right="0cm" fo:text-indent="1.251cm" style:auto-text-indent="false"/>
      <style:text-properties fo:font-style="normal" style:font-style-asian="normal"/>
    </style:style>
    <style:style style:name="P34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6" style:family="paragraph" style:parent-style-name="normal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7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</style:style>
    <style:style style:name="P38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d7303"/>
    </style:style>
    <style:style style:name="T5" style:family="text">
      <style:text-properties fo:color="#000000" loext:opacity="100%" officeooo:rsid="00192f8c"/>
    </style:style>
    <style:style style:name="T6" style:family="text">
      <style:text-properties fo:color="#ff0000" loext:opacity="100%"/>
    </style:style>
    <style:style style:name="T7" style:family="text">
      <style:text-properties officeooo:rsid="0008321a"/>
    </style:style>
    <style:style style:name="T8" style:family="text">
      <style:text-properties officeooo:rsid="002362a3"/>
    </style:style>
    <style:style style:name="T9" style:family="text">
      <style:text-properties officeooo:rsid="000f898c"/>
    </style:style>
    <style:style style:name="T10" style:family="text">
      <style:text-properties officeooo:rsid="00112093"/>
    </style:style>
    <style:style style:name="T11" style:family="text">
      <style:text-properties officeooo:rsid="0011eb9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Факультет інформатики та обчислювальної техніки </text:p>
      <text:p text:style-name="P18">Кафедра інформатики та програмної інженерії </text:p>
      <text:p text:style-name="P18"/>
      <text:p text:style-name="P19">“ЗАТВЕРДЖЕНО”</text:p>
      <text:p text:style-name="P19">Керівник роботи </text:p>
      <text:p text:style-name="P19">Світлана ПОПЕРЕШНЯК</text:p>
      <text:p text:style-name="P19">“12” жовтня 2023 р.</text:p>
      <text:p text:style-name="P18"/>
      <text:p text:style-name="P18"/>
      <text:p text:style-name="P18"/>
      <text:p text:style-name="P18"/>
      <text:p text:style-name="P23">Файлова система з консольним інтерфейсом</text:p>
      <text:p text:style-name="P25">Технічне завдання </text:p>
      <text:p text:style-name="P18"><text:span text:style-name="T3">КПІ.ІП-</text:span>1123<text:span text:style-name="T3">.045440.0</text:span><text:span text:style-name="T5">2</text:span><text:span text:style-name="T3">.91</text:span></text:p>
      <text:p text:style-name="P18"/>
      <text:p text:style-name="P18"/>
      <text:p text:style-name="P18"/>
      <text:p text:style-name="P18"/>
      <text:p text:style-name="P18"/>
      <text:p text:style-name="P17">“ПОГОДЖЕНО” </text:p>
      <text:p text:style-name="P17">Керівник роботи:</text:p>
      <text:p text:style-name="P17"><text:span text:style-name="T8">ПОПЕРЕШНЯК</text:span> С.В.</text:p>
      <text:p text:style-name="P17"/>
      <text:p text:style-name="P16">Консультант:<text:tab/><text:tab/><text:tab/><text:tab/><text:tab/><text:tab/><text:tab/><text:span text:style-name="T7">Виконавець:</text:span></text:p>
      <text:p text:style-name="P16">ГОЛОВЧЕНКО М.М.<text:tab/><text:tab/><text:tab/><text:tab/><text:tab/><text:tab/><text:span text:style-name="T7">П</text:span>АНЧЕНКО<text:span text:style-name="T7"> С.В.</text:span></text:p>
      <text:p text:style-name="P18"/>
      <text:p text:style-name="P18"/>
      <text:p text:style-name="P18"/>
      <text:p text:style-name="P18"/>
      <text:p text:style-name="P18"/>
      <text:p text:style-name="P18"><text:bookmark text:name="_gjdgxs"/>Київ – 2023</text:p>
      <text:p text:style-name="P26"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2"><text:a xlink:type="simple" xlink:href="#__RefHeading___Toc15228_3648594721" text:style-name="Index_20_Link" text:visited-style-name="Index_20_Link">1 Найменування та галузь застосування<text:tab/>3</text:a></text:p>
          <text:p text:style-name="P11"><text:a xlink:type="simple" xlink:href="#__RefHeading___Toc15240_3648594721" text:style-name="Index_20_Link" text:visited-style-name="Index_20_Link">2 Підстава для розробки<text:tab/>4</text:a></text:p>
          <text:p text:style-name="P11"><text:a xlink:type="simple" xlink:href="#__RefHeading___Toc15238_3648594721" text:style-name="Index_20_Link" text:visited-style-name="Index_20_Link">3 Призначення розробки<text:tab/>5</text:a></text:p>
          <text:p text:style-name="P11"><text:a xlink:type="simple" xlink:href="#__RefHeading___Toc15236_3648594721" text:style-name="Index_20_Link" text:visited-style-name="Index_20_Link">4 Вимоги до програмного забезпечення<text:tab/>6</text:a></text:p>
          <text:p text:style-name="P13"><text:a xlink:type="simple" xlink:href="#__RefHeading___Toc15242_3648594721" text:style-name="Index_20_Link" text:visited-style-name="Index_20_Link">4.1 Вимоги до функціональних характеристик<text:tab/>6</text:a></text:p>
          <text:p text:style-name="P14"><text:a xlink:type="simple" xlink:href="#__RefHeading___Toc15262_3648594721" text:style-name="Index_20_Link" text:visited-style-name="Index_20_Link">4.1.1 Користувацького інтерфейсу<text:tab/>6</text:a></text:p>
          <text:p text:style-name="P13"><text:a xlink:type="simple" xlink:href="#__RefHeading___Toc15260_3648594721" text:style-name="Index_20_Link" text:visited-style-name="Index_20_Link">4.2 Вимоги до надійності<text:tab/>6</text:a></text:p>
          <text:p text:style-name="P13"><text:a xlink:type="simple" xlink:href="#__RefHeading___Toc15258_3648594721" text:style-name="Index_20_Link" text:visited-style-name="Index_20_Link">4.3 Умови експлуатації<text:tab/>6</text:a></text:p>
          <text:p text:style-name="P14"><text:a xlink:type="simple" xlink:href="#__RefHeading___Toc15276_3648594721" text:style-name="Index_20_Link" text:visited-style-name="Index_20_Link">4.3.1 Вид обслуговування<text:tab/>6</text:a></text:p>
          <text:p text:style-name="P14"><text:a xlink:type="simple" xlink:href="#__RefHeading___Toc15274_3648594721" text:style-name="Index_20_Link" text:visited-style-name="Index_20_Link">4.3.2 Обслуговуючий персонал<text:tab/>6</text:a></text:p>
          <text:p text:style-name="P13"><text:a xlink:type="simple" xlink:href="#__RefHeading___Toc15256_3648594721" text:style-name="Index_20_Link" text:visited-style-name="Index_20_Link">4.4 Вимоги до складу і параметрів технічних засобів<text:tab/>7</text:a></text:p>
          <text:p text:style-name="P13"><text:a xlink:type="simple" xlink:href="#__RefHeading___Toc15254_3648594721" text:style-name="Index_20_Link" text:visited-style-name="Index_20_Link">4.5 Вимоги до інформаційної та програмної сумісності<text:tab/>7</text:a></text:p>
          <text:p text:style-name="P14"><text:a xlink:type="simple" xlink:href="#__RefHeading___Toc15272_3648594721" text:style-name="Index_20_Link" text:visited-style-name="Index_20_Link">4.5.1 Вимоги до вхідних даних<text:tab/>7</text:a></text:p>
          <text:p text:style-name="P14"><text:a xlink:type="simple" xlink:href="#__RefHeading___Toc15270_3648594721" text:style-name="Index_20_Link" text:visited-style-name="Index_20_Link">4.5.2 Вимоги до вихідних даних<text:tab/>7</text:a></text:p>
          <text:p text:style-name="P14"><text:a xlink:type="simple" xlink:href="#__RefHeading___Toc15268_3648594721" text:style-name="Index_20_Link" text:visited-style-name="Index_20_Link">4.5.3 Вимоги до мови розробки<text:tab/>7</text:a></text:p>
          <text:p text:style-name="P14"><text:a xlink:type="simple" xlink:href="#__RefHeading___Toc15266_3648594721" text:style-name="Index_20_Link" text:visited-style-name="Index_20_Link">4.5.4 Вимоги до середовища розробки<text:tab/>8</text:a></text:p>
          <text:p text:style-name="P14"><text:a xlink:type="simple" xlink:href="#__RefHeading___Toc15264_3648594721" text:style-name="Index_20_Link" text:visited-style-name="Index_20_Link">4.5.5 Вимоги до представленню вихідних кодів<text:tab/>8</text:a></text:p>
          <text:p text:style-name="P13"><text:a xlink:type="simple" xlink:href="#__RefHeading___Toc15252_3648594721" text:style-name="Index_20_Link" text:visited-style-name="Index_20_Link">4.6 Вимоги до маркування та пакування<text:tab/>8</text:a></text:p>
          <text:p text:style-name="P13"><text:a xlink:type="simple" xlink:href="#__RefHeading___Toc15250_3648594721" text:style-name="Index_20_Link" text:visited-style-name="Index_20_Link">4.7 Вимоги до транспортування та зберігання<text:tab/>8</text:a></text:p>
          <text:p text:style-name="P13"><text:a xlink:type="simple" xlink:href="#__RefHeading___Toc15248_3648594721" text:style-name="Index_20_Link" text:visited-style-name="Index_20_Link">4.8 Спеціальні вимоги<text:tab/>8</text:a></text:p>
          <text:p text:style-name="P11"><text:a xlink:type="simple" xlink:href="#__RefHeading___Toc15234_3648594721" text:style-name="Index_20_Link" text:visited-style-name="Index_20_Link">5 Вимоги до програмної документації<text:tab/>9</text:a></text:p>
          <text:p text:style-name="P13"><text:a xlink:type="simple" xlink:href="#__RefHeading___Toc15246_3648594721" text:style-name="Index_20_Link" text:visited-style-name="Index_20_Link">5.1 Попередній склад програмної документації<text:tab/>9</text:a></text:p>
          <text:p text:style-name="P13"><text:a xlink:type="simple" xlink:href="#__RefHeading___Toc15244_3648594721" text:style-name="Index_20_Link" text:visited-style-name="Index_20_Link">5.2 Спеціальні вимоги до програмної документації<text:tab/>9</text:a></text:p>
          <text:p text:style-name="P11"><text:a xlink:type="simple" xlink:href="#__RefHeading___Toc15232_3648594721" text:style-name="Index_20_Link" text:visited-style-name="Index_20_Link">6 Стадії і етапи розробки<text:tab/>10</text:a></text:p>
          <text:p text:style-name="P11"><text:a xlink:type="simple" xlink:href="#__RefHeading___Toc15230_3648594721" text:style-name="Index_20_Link" text:visited-style-name="Index_20_Link">7 Порядок контролю та приймання<text:tab/>11</text:a></text:p>
        </text:index-body>
      </text:table-of-content>
      <text:p text:style-name="P15"/>
      <text:list xml:id="list2120747730" text:style-name="WWNum2">
        <text:list-item>
          <text:p text:style-name="P28"><text:bookmark-start text:name="__RefHeading___Toc15228_3648594721"/><text:bookmark text:name="_30j0zll"/>Н<text:span text:style-name="T9">айменування та галузь застосування</text:span><text:bookmark-end text:name="__RefHeading___Toc15228_3648594721"/></text:p>
        </text:list-item>
      </text:list>
      <text:p text:style-name="normal">Назва розробки: <text:span text:style-name="T3">Файлова система з консольним інтерфейсом</text:span>. </text:p>
      <text:p text:style-name="normal">Галузь застосування: </text:p>
      <text:p text:style-name="normal">Наведене технічне завдання поширюється на розробку файлової системи з консольним інтерфейсом<text:span text:style-name="T6"> </text:span><text:span text:style-name="T4">CppFuse</text:span>, котре використовується для контролю та обробки даних на комп’ютері та призначена для <text:span text:style-name="T3">операційни</text:span>х<text:span text:style-name="T3"> систем сімейства Unix</text:span>.</text:p>
      <text:list xml:id="list184459904024021" text:continue-numbering="true" text:style-name="WWNum2">
        <text:list-item>
          <text:p text:style-name="P29"><text:bookmark-start text:name="__RefHeading___Toc15240_3648594721"/><text:bookmark text:name="_1fob9te"/>П<text:span text:style-name="T10">ідстава для розробки</text:span><text:bookmark-end text:name="__RefHeading___Toc15240_3648594721"/></text:p>
        </text:list-item>
      </text:list>
      <text:p text:style-name="normal">Підставою для розробки <text:span text:style-name="T3">файлової системи з консольним інтерфейсом</text:span> є завдання на курсову роботу, затверджене кафедрою інформатики та програмної інженерії Національного технічного університету України «Київський політехнічний інститут імені Ігоря Сікорського».</text:p>
      <text:list xml:id="list184460186004835" text:continue-numbering="true" text:style-name="WWNum2">
        <text:list-item>
          <text:p text:style-name="P28"><text:bookmark-start text:name="__RefHeading___Toc15238_3648594721"/><text:bookmark text:name="_3znysh7"/>П<text:span text:style-name="T10">ризначення розробки</text:span><text:bookmark-end text:name="__RefHeading___Toc15238_3648594721"/></text:p>
        </text:list-item>
      </text:list>
      <text:p text:style-name="normal">Розробка призначена для обробки та збереження даних на операційних системах <text:span text:style-name="T3">сімейства Unix.</text:span></text:p>
      <text:p text:style-name="normal">Метою розробки є пришвидшення обробки файлів за допомогою кастомізації операцій файлової системи.</text:p>
      <text:list xml:id="list184460580440542" text:continue-numbering="true" text:style-name="WWNum2">
        <text:list-item>
          <text:p text:style-name="P28"><text:bookmark-start text:name="__RefHeading___Toc15236_3648594721"/><text:bookmark text:name="_2et92p0"/>В<text:span text:style-name="T10">имоги до програмного забезпечення</text:span><text:bookmark-end text:name="__RefHeading___Toc15236_3648594721"/></text:p>
          <text:list>
            <text:list-item>
              <text:p text:style-name="P30"><text:bookmark-start text:name="__RefHeading___Toc15242_3648594721"/><text:bookmark text:name="_tyjcwt"/>Вимоги до функціональних характеристик<text:bookmark-end text:name="__RefHeading___Toc15242_3648594721"/></text:p>
            </text:list-item>
          </text:list>
        </text:list-item>
      </text:list>
      <text:p text:style-name="normal">Програмне забезпечення повинно забезпечувати виконання наступних основних функції:</text:p>
      <text:list xml:id="list184460643073868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2_3648594721"/><text:bookmark text:name="_3dy6vkm"/>Користувацького інтерфейсу<text:bookmark-end text:name="__RefHeading___Toc15262_3648594721"/></text:p>
                </text:list-item>
              </text:list>
            </text:list-item>
          </text:list>
        </text:list-item>
      </text:list>
      <text:p text:style-name="P20">Кастомізувати нативні Unix-команди для файлових систем:</text:p>
      <text:list xml:id="list804892548" text:style-name="WWNum1">
        <text:list-item>
          <text:p text:style-name="P37">в<text:span text:style-name="T2">зяття файлових атрибутів (getattr);</text:span></text:p>
        </text:list-item>
        <text:list-item>
          <text:p text:style-name="P37">з<text:span text:style-name="T2">читування посилань(readlink);</text:span></text:p>
        </text:list-item>
        <text:list-item>
          <text:p text:style-name="P34">створення файла(mknod);</text:p>
        </text:list-item>
        <text:list-item>
          <text:p text:style-name="P34">створення папок(mkdir);</text:p>
        </text:list-item>
        <text:list-item>
          <text:p text:style-name="P34">видалення посилань(unlink);</text:p>
        </text:list-item>
        <text:list-item>
          <text:p text:style-name="P34">видалення папок, посилань, файлів(rmdir);</text:p>
        </text:list-item>
        <text:list-item>
          <text:p text:style-name="P34">створення soft-посилань(symlink);</text:p>
        </text:list-item>
        <text:list-item>
          <text:p text:style-name="P34">зміна дозволів файла(chmod);</text:p>
        </text:list-item>
        <text:list-item>
          <text:p text:style-name="P34">зчитування файла(read);</text:p>
        </text:list-item>
        <text:list-item>
          <text:p text:style-name="P34">редагування файла(write);</text:p>
        </text:list-item>
        <text:list-item>
          <text:p text:style-name="P37"><text:span text:style-name="T2">зчитування папки(readdir)</text:span>.</text:p>
        </text:list-item>
      </text:list>
      <text:list xml:id="list184460000162173" text:continue-list="list184460643073868" text:style-name="WWNum2">
        <text:list-item>
          <text:list>
            <text:list-item>
              <text:p text:style-name="P30"><text:bookmark-start text:name="__RefHeading___Toc15260_3648594721"/><text:bookmark text:name="_1t3h5sf"/>Вимоги до надійності<text:bookmark-end text:name="__RefHeading___Toc15260_3648594721"/></text:p>
            </text:list-item>
          </text:list>
        </text:list-item>
      </text:list>
      <text:p text:style-name="normal">Передбачити контроль введення інформації та захист від некоректних дій користувача. </text:p>
      <text:list xml:id="list184459634382662" text:continue-numbering="true" text:style-name="WWNum2">
        <text:list-item>
          <text:list>
            <text:list-item>
              <text:p text:style-name="P30"><text:bookmark-start text:name="__RefHeading___Toc15258_3648594721"/><text:bookmark text:name="_4d34og8"/>Умови експлуатації<text:bookmark-end text:name="__RefHeading___Toc15258_3648594721"/></text:p>
            </text:list-item>
          </text:list>
        </text:list-item>
      </text:list>
      <text:p text:style-name="normal">Умови експлуатації згідно СанПін 2.2.2.542 – 96.</text:p>
      <text:list xml:id="list184460534895917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76_3648594721"/><text:bookmark text:name="_2s8eyo1"/>Вид обслуговування<text:bookmark-end text:name="__RefHeading___Toc15276_3648594721"/></text:p>
                </text:list-item>
              </text:list>
            </text:list-item>
          </text:list>
        </text:list-item>
      </text:list>
      <text:p text:style-name="P24">Вимоги до виду обслуговування не висуваються.</text:p>
      <text:list xml:id="list184461091391800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74_3648594721"/><text:bookmark text:name="_17dp8vu"/>Обслуговуючий персонал<text:bookmark-end text:name="__RefHeading___Toc15274_3648594721"/></text:p>
                </text:list-item>
              </text:list>
            </text:list-item>
          </text:list>
        </text:list-item>
      </text:list>
      <text:p text:style-name="P24">Вимоги до обслуговуючого персоналу не висуваються.</text:p>
      <text:list xml:id="list184460803742743" text:continue-numbering="true" text:style-name="WWNum2">
        <text:list-item>
          <text:list>
            <text:list-item>
              <text:p text:style-name="P30"><text:bookmark-start text:name="__RefHeading___Toc15256_3648594721"/><text:bookmark text:name="_3rdcrjn"/><text:soft-page-break/>Вимоги до складу і параметрів технічних засобів<text:bookmark-end text:name="__RefHeading___Toc15256_3648594721"/></text:p>
            </text:list-item>
          </text:list>
        </text:list-item>
      </text:list>
      <text:p text:style-name="P24">Програмне забезпечення повинно функціонувати на IBM-сумісних персональних комп‘ютерах.</text:p>
      <text:p text:style-name="normal">Мінімальна конфігурація технічних засобів:</text:p>
      <text:list xml:id="list184460347711838" text:continue-list="list804892548" text:style-name="WWNum1">
        <text:list-item>
          <text:p text:style-name="P34">тип процесору: AMD® Ryzen 5 5500u with radeon graphics × 12;</text:p>
        </text:list-item>
        <text:list-item>
          <text:p text:style-name="P34">об‘єм ОЗП: 4 Гб;</text:p>
        </text:list-item>
        <text:list-item>
          <text:p text:style-name="P34">тип відеокарти: RENOIR (renoir, LLVM 15.0.7, DRM 3.49, 6.2.0-33-generic);</text:p>
        </text:list-item>
        <text:list-item>
          <text:p text:style-name="P34">назва операційної системи: Ubuntu 20.04.3 LTS</text:p>
        </text:list-item>
        <text:list-item>
          <text:p text:style-name="P34">тип операційної системи: 64-бітна</text:p>
        </text:list-item>
      </text:list>
      <text:p text:style-name="normal">Рекомендована конфігурація технічних засобів:</text:p>
      <text:list xml:id="list184460726187660" text:continue-numbering="true" text:style-name="WWNum1">
        <text:list-item>
          <text:p text:style-name="P34">тип процесору: AMD® Ryzen 5 5500u with radeon graphics × 12;</text:p>
        </text:list-item>
        <text:list-item>
          <text:p text:style-name="P34">об‘єм ОЗП: 8 Гб;</text:p>
        </text:list-item>
        <text:list-item>
          <text:p text:style-name="P34">тип відеокарти: RENOIR (renoir, LLVM 15.0.7, DRM 3.49, 6.2.0-33-generic);</text:p>
        </text:list-item>
        <text:list-item>
          <text:p text:style-name="P34">назва операційної системи: Ubuntu 20.04.3 LTS</text:p>
        </text:list-item>
        <text:list-item>
          <text:p text:style-name="P34">тип операційної системи: 64-бітна</text:p>
        </text:list-item>
      </text:list>
      <text:list xml:id="list184460794767887" text:continue-list="list184460803742743" text:style-name="WWNum2">
        <text:list-item>
          <text:list>
            <text:list-item>
              <text:p text:style-name="P30"><text:bookmark-start text:name="__RefHeading___Toc15254_3648594721"/><text:bookmark text:name="_26in1rg"/>Вимоги до інформаційної та програмної сумісності<text:bookmark-end text:name="__RefHeading___Toc15254_3648594721"/></text:p>
            </text:list-item>
          </text:list>
        </text:list-item>
      </text:list>
      <text:p text:style-name="P24">Програмне забезпечення повинно працювати під управлінням операційних систем сімейства Unix.</text:p>
      <text:list xml:id="list184460098072395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72_3648594721"/><text:bookmark text:name="_lnxbz9"/>Вимоги до вхідних даних<text:bookmark-end text:name="__RefHeading___Toc15272_3648594721"/></text:p>
                </text:list-item>
              </text:list>
            </text:list-item>
          </text:list>
        </text:list-item>
      </text:list>
      <text:p text:style-name="normal">Вхідні дані повинні бути представлені в наступному форматі: <text:span text:style-name="T3">файлів, посилань, папок, над якими будуть виконуватися операції файлової системи.</text:span></text:p>
      <text:list xml:id="list184459984940369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70_3648594721"/><text:bookmark text:name="_35nkun2"/>Вимоги до вихідних даних<text:bookmark-end text:name="__RefHeading___Toc15270_3648594721"/></text:p>
                </text:list-item>
              </text:list>
            </text:list-item>
          </text:list>
        </text:list-item>
      </text:list>
      <text:p text:style-name="P20">Вимоги не висувається.</text:p>
      <text:list xml:id="list184460753645623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8_3648594721"/><text:bookmark text:name="_1ksv4uv"/>Вимоги до мови розробки<text:bookmark-end text:name="__RefHeading___Toc15268_3648594721"/></text:p>
                </text:list-item>
              </text:list>
            </text:list-item>
          </text:list>
        </text:list-item>
      </text:list>
      <text:p text:style-name="normal">Розробку виконати на мові програмування С\С++.</text:p>
      <text:list xml:id="list184459943754488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6_3648594721"/><text:bookmark text:name="_44sinio"/><text:soft-page-break/>Вимоги до середовища розробки<text:bookmark-end text:name="__RefHeading___Toc15266_3648594721"/></text:p>
                </text:list-item>
              </text:list>
            </text:list-item>
          </text:list>
        </text:list-item>
      </text:list>
      <text:p text:style-name="normal">Розробку виконати на платформі <text:span text:style-name="T3">Ubuntu 22.04 .3 LTS з допомогою середовища розробки Clion.</text:span></text:p>
      <text:list xml:id="list184459116861174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4_3648594721"/><text:bookmark text:name="_2jxsxqh"/>Вимоги до представленню вихідних кодів <text:bookmark-end text:name="__RefHeading___Toc15264_3648594721"/></text:p>
                </text:list-item>
              </text:list>
            </text:list-item>
          </text:list>
        </text:list-item>
      </text:list>
      <text:p text:style-name="normal">Вихідний код програми має бути представлений у вигляді С\C++-header- та -source-файлів <text:s/>із використання системи збірки Cmake та Shell-скриптів.</text:p>
      <text:list xml:id="list184460139323031" text:continue-numbering="true" text:style-name="WWNum2">
        <text:list-item>
          <text:list>
            <text:list-item>
              <text:p text:style-name="P30"><text:bookmark-start text:name="__RefHeading___Toc15252_3648594721"/><text:bookmark text:name="_z337ya"/>Вимоги до маркування та пакування<text:bookmark-end text:name="__RefHeading___Toc15252_3648594721"/></text:p>
            </text:list-item>
          </text:list>
        </text:list-item>
      </text:list>
      <text:p text:style-name="normal">Вимоги до маркування та пакування не висуваються.</text:p>
      <text:list xml:id="list184459723056509" text:continue-numbering="true" text:style-name="WWNum2">
        <text:list-item>
          <text:list>
            <text:list-item>
              <text:p text:style-name="P30"><text:bookmark-start text:name="__RefHeading___Toc15250_3648594721"/><text:bookmark text:name="_3j2qqm3"/>Вимоги до транспортування та зберігання<text:bookmark-end text:name="__RefHeading___Toc15250_3648594721"/></text:p>
            </text:list-item>
          </text:list>
        </text:list-item>
      </text:list>
      <text:p text:style-name="normal">Вимоги до транспортування та зберігання не висуваються.</text:p>
      <text:list xml:id="list184459832604974" text:continue-numbering="true" text:style-name="WWNum2">
        <text:list-item>
          <text:list>
            <text:list-item>
              <text:p text:style-name="P30"><text:bookmark-start text:name="__RefHeading___Toc15248_3648594721"/><text:bookmark text:name="_1y810tw"/>Спеціальні вимоги<text:bookmark-end text:name="__RefHeading___Toc15248_3648594721"/></text:p>
            </text:list-item>
          </text:list>
        </text:list-item>
      </text:list>
      <text:p text:style-name="normal">Налаштовувати<text:span text:style-name="T3"> Cmake-файл для збірки бінарного файлу із програмою.</text:span></text:p>
      <text:list xml:id="list184459432770417" text:continue-numbering="true" text:style-name="WWNum2">
        <text:list-item>
          <text:p text:style-name="P28"><text:bookmark-start text:name="__RefHeading___Toc15234_3648594721"/><text:bookmark text:name="_4i7ojhp"/>В<text:span text:style-name="T11">имоги до програмної документації</text:span><text:bookmark-end text:name="__RefHeading___Toc15234_3648594721"/></text:p>
          <text:list>
            <text:list-item>
              <text:p text:style-name="P31"><text:bookmark-start text:name="__RefHeading___Toc15246_3648594721"/><text:bookmark text:name="_2xcytpi"/>Попередній склад програмної документації<text:bookmark-end text:name="__RefHeading___Toc15246_3648594721"/></text:p>
            </text:list-item>
          </text:list>
        </text:list-item>
      </text:list>
      <text:p text:style-name="normal">У склад супроводжувальної документації повинні входити наступні документи на аркушах формату А4:</text:p>
      <text:list xml:id="list184459656091255" text:continue-list="list184460726187660" text:style-name="WWNum1">
        <text:list-item>
          <text:p text:style-name="P34">пояснювальна записка;</text:p>
        </text:list-item>
        <text:list-item>
          <text:p text:style-name="P34">технічне завдання;</text:p>
        </text:list-item>
        <text:list-item>
          <text:p text:style-name="P34">керівництво користувача;</text:p>
        </text:list-item>
        <text:list-item>
          <text:p text:style-name="P34">програма та методика тестування;</text:p>
        </text:list-item>
        <text:list-item>
          <text:p text:style-name="P34">текст програми.</text:p>
        </text:list-item>
      </text:list>
      <text:p text:style-name="normal">Графічна частина повинна бути виконана на аркушах формату А3 та містити наступні документи:</text:p>
      <text:list xml:id="list184460510302780" text:continue-numbering="true" text:style-name="WWNum1">
        <text:list-item>
          <text:p text:style-name="P35">схеми взаємодії об’єктів, об’єктна декомпозиція;</text:p>
        </text:list-item>
        <text:list-item>
          <text:p text:style-name="P38">схема структурна варіантів використання</text:p>
        </text:list-item>
        <text:list-item>
          <text:p text:style-name="P35">схема структурна класів програмного забезпечення;</text:p>
        </text:list-item>
      </text:list>
      <text:list xml:id="list184460846587601" text:continue-list="list184459432770417" text:style-name="WWNum2">
        <text:list-item>
          <text:list>
            <text:list-item>
              <text:p text:style-name="P31"><text:bookmark-start text:name="__RefHeading___Toc15244_3648594721"/><text:bookmark text:name="_1ci93xb"/>Спеціальні вимоги до програмної документації<text:bookmark-end text:name="__RefHeading___Toc15244_3648594721"/></text:p>
            </text:list-item>
          </text:list>
        </text:list-item>
      </text:list>
      <text:p text:style-name="normal"><text:bookmark text:name="_3whwml4"/>Програмні модулі, котрі розробляються, повинні бути задокументовані, тобто тексти програм повинні містити всі необхідні коментарі.</text:p>
      <text:list xml:id="list184460641609986" text:continue-numbering="true" text:style-name="WWNum2">
        <text:list-item>
          <text:p text:style-name="P28"><text:bookmark-start text:name="__RefHeading___Toc15232_3648594721"/><text:bookmark text:name="_2bn6wsx"/>С<text:span text:style-name="T11">тадії і етапи розробки</text:span><text:bookmark-end text:name="__RefHeading___Toc15232_3648594721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№</text:p>
          </table:table-cell>
          <table:table-cell table:style-name="Table2.A1" office:value-type="string">
            <text:p text:style-name="P9">Назва етапу</text:p>
          </table:table-cell>
          <table:table-cell table:style-name="Table2.A1" office:value-type="string">
            <text:p text:style-name="P9">Строк</text:p>
          </table:table-cell>
          <table:table-cell table:style-name="Table2.A1" office:value-type="string">
            <text:p text:style-name="P9">Звітність</text:p>
          </table:table-cell>
        </table:table-row>
        <table:table-row table:style-name="Table2.1"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21">Вивчення літератури за тематикою роботи</text:p>
          </table:table-cell>
          <table:table-cell table:style-name="Table2.A1" office:value-type="string">
            <text:p text:style-name="P22">6.10</text:p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21">Розробка технічного завдання</text:p>
          </table:table-cell>
          <table:table-cell table:style-name="Table2.A1" office:value-type="string">
            <text:p text:style-name="P22">7.10</text:p>
          </table:table-cell>
          <table:table-cell table:style-name="Table2.A1" office:value-type="string">
            <text:p text:style-name="P21">Технічне завдання</text:p>
          </table:table-cell>
        </table:table-row>
        <table:table-row table:style-name="Table2.1"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21">Аналіз вимог та уточнення специфікацій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Специфікації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4.</text:p>
          </table:table-cell>
          <table:table-cell table:style-name="Table2.A1" office:value-type="string">
            <text:p text:style-name="P21">Проектування структури програмного забезпечення, проектування компонентів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Схема структурна програмного забезпечення та специфікація компонентів (діаграма класів, схема алгоритму)</text:p>
          </table:table-cell>
        </table:table-row>
        <table:table-row table:style-name="Table2.1">
          <table:table-cell table:style-name="Table2.A1" office:value-type="string">
            <text:p text:style-name="P10">5.</text:p>
          </table:table-cell>
          <table:table-cell table:style-name="Table2.A1" office:value-type="string">
            <text:p text:style-name="P21">Програмна реалізація програмного забезпечення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Тексти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6.</text:p>
          </table:table-cell>
          <table:table-cell table:style-name="Table2.A1" office:value-type="string">
            <text:p text:style-name="P21">Тестування програмного забезпечення</text:p>
          </table:table-cell>
          <table:table-cell table:style-name="Table2.A1" office:value-type="string">
            <text:p text:style-name="P22">23.10</text:p>
          </table:table-cell>
          <table:table-cell table:style-name="Table2.A1" office:value-type="string">
            <text:p text:style-name="P21">Тести, результати тестування</text:p>
          </table:table-cell>
        </table:table-row>
        <table:table-row table:style-name="Table2.1">
          <table:table-cell table:style-name="Table2.A1" office:value-type="string">
            <text:p text:style-name="P10">7.</text:p>
          </table:table-cell>
          <table:table-cell table:style-name="Table2.A1" office:value-type="string">
            <text:p text:style-name="P21">Розробка матеріалів текстової частини роботи</text:p>
          </table:table-cell>
          <table:table-cell table:style-name="Table2.A1" office:value-type="string">
            <text:p text:style-name="P22">25.10</text:p>
          </table:table-cell>
          <table:table-cell table:style-name="Table2.A1" office:value-type="string">
            <text:p text:style-name="P21">Пояснювальна записка</text:p>
          </table:table-cell>
        </table:table-row>
        <table:table-row table:style-name="Table2.1">
          <table:table-cell table:style-name="Table2.A1" office:value-type="string">
            <text:p text:style-name="P10">8.</text:p>
          </table:table-cell>
          <table:table-cell table:style-name="Table2.A1" office:value-type="string">
            <text:p text:style-name="P21">Розробка матеріалів графічної частини роботи</text:p>
          </table:table-cell>
          <table:table-cell table:style-name="Table2.A1" office:value-type="string">
            <text:p text:style-name="P22">11.11</text:p>
          </table:table-cell>
          <table:table-cell table:style-name="Table2.A1" office:value-type="string">
            <text:p text:style-name="P21">Графічний матеріал проекту</text:p>
          </table:table-cell>
        </table:table-row>
        <table:table-row table:style-name="Table2.1">
          <table:table-cell table:style-name="Table2.A1" office:value-type="string">
            <text:p text:style-name="P10">9.</text:p>
          </table:table-cell>
          <table:table-cell table:style-name="Table2.A1" office:value-type="string">
            <text:p text:style-name="P21">Оформлення технічної документації роботи</text:p>
          </table:table-cell>
          <table:table-cell table:style-name="Table2.A1" office:value-type="string">
            <text:p text:style-name="P22">12.11</text:p>
          </table:table-cell>
          <table:table-cell table:style-name="Table2.A1" office:value-type="string">
            <text:p text:style-name="P21">Технічна документація</text:p>
          </table:table-cell>
        </table:table-row>
      </table:table>
      <text:p text:style-name="normal"/>
      <text:list xml:id="list184460907819844" text:continue-numbering="true" text:style-name="WWNum2">
        <text:list-item>
          <text:p text:style-name="P28"><text:bookmark-start text:name="__RefHeading___Toc15230_3648594721"/><text:bookmark text:name="_qsh70q"/>П<text:span text:style-name="T11">орядок контролю та приймання</text:span><text:bookmark-end text:name="__RefHeading___Toc15230_3648594721"/></text:p>
        </text:list-item>
      </text:list>
      <text:p text:style-name="normal">Тестування розробленого програмного продукту виконується відповідно до “Програми та методики тестування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fo:break-before="page"/>
      <style:text-properties fo:text-transform="uppercase"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423cm" fo:margin-bottom="0.423cm" style:contextual-spacing="false" fo:line-height="100%" fo:text-indent="-1.016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left="3.022cm" fo:margin-right="0cm" fo:margin-top="0.423cm" fo:margin-bottom="0.423cm" style:contextual-spacing="false" fo:line-height="100%" fo:text-align="start" style:justify-single-word="false" fo:text-indent="-1.27cm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normal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9" draw:name="Shape 3" draw:style-name="Mgr1" draw:text-style-name="MP4" svg:width="1.029cm" svg:height="0.528cm" svg:x="7.489cm" svg:y="27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14" draw:style-name="Mgr2" draw:text-style-name="MP4" svg:width="1.53cm" svg:height="0.528cm" svg:x="5.988cm" svg:y="27.695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Shape 12" draw:style-name="Mgr3" draw:text-style-name="MP4" svg:width="0.729cm" svg:height="0.526cm" svg:x="1.665cm" svg:y="27.50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Shape 15" draw:style-name="Mgr3" draw:text-style-name="MP4" svg:width="0.729cm" svg:height="0.526cm" svg:x="1.983cm" svg:y="27.691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Shape 4" draw:style-name="Mgr4" draw:text-style-name="MP4" svg:width="1.029cm" svg:height="0.526cm" svg:x="2.688cm" svg:y="27.691cm"><text:p text:style-name="M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8"><draw:custom-shape text:anchor-type="char" draw:z-index="50" draw:name="Shape 5" draw:style-name="Mgr5" draw:text-style-name="MP4" svg:width="0.528cm" svg:height="0.528cm" svg:x="15.49cm" svg:y="27.196cm"><text:p text:style-name="MP5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Shape 13" draw:style-name="Mgr1" draw:text-style-name="MP4" svg:width="1.029cm" svg:height="0.528cm" svg:x="7.489cm" svg:y="28.183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Shape 8" draw:style-name="Mgr3" draw:text-style-name="MP4" svg:width="0.729cm" svg:height="0.526cm" svg:x="1.986cm" svg:y="25.188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Shape 2" draw:style-name="Mgr1" draw:text-style-name="MP4" svg:width="1.029cm" svg:height="0.528cm" svg:x="7.489cm" svg:y="28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Shape 7" draw:style-name="Mgr1" draw:text-style-name="MP4" svg:width="1.029cm" svg:height="0.528cm" svg:x="7.489cm" svg:y="27.681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Shape 10" draw:style-name="Mgr1" draw:text-style-name="MP4" svg:width="1.029cm" svg:height="0.528cm" svg:x="7.489cm" svg:y="27.187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Shape 11" draw:style-name="Mgr3" draw:text-style-name="MP4" svg:width="0.729cm" svg:height="0.526cm" svg:x="1.986cm" svg:y="25.69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Shape 6" draw:style-name="Mgr1" draw:text-style-name="MP4" svg:width="1.029cm" svg:height="0.528cm" svg:x="7.489cm" svg:y="26.688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8:44:45.995472927</dc:date>
    <meta:editing-duration>PT6M35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1" meta:paragraph-count="164" meta:word-count="838" meta:character-count="6286" meta:non-whitespace-character-count="5641"/>
  </office:meta>
</office:document-meta>
</file>